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/N</text:p>
          </table:table-cell>
          <table:table-cell table:style-name="ce1" office:value-type="string" calcext:value-type="string">
            <text:p>Time (in sec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7.036542377" calcext:value-type="float">
            <text:p>137.03654237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3.02496808" calcext:value-type="float">
            <text:p>133.0249680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6.082211824" calcext:value-type="float">
            <text:p>136.08221182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8.173418113" calcext:value-type="float">
            <text:p>138.17341811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8.799097555" calcext:value-type="float">
            <text:p>128.79909755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9.31602614" calcext:value-type="float">
            <text:p>119.3160261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4.119611427" calcext:value-type="float">
            <text:p>134.11961142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3.807601928" calcext:value-type="float">
            <text:p>133.80760192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3.418797881" calcext:value-type="float">
            <text:p>133.41879788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5.576071623" calcext:value-type="float">
            <text:p>135.576071623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2:.B11])/10" office:value-type="float" office:value="132.9354346948" calcext:value-type="float">
            <text:p>132.93543469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18:40:13.976130164</meta:creation-date>
    <dc:date>2020-12-23T09:03:36.309818433</dc:date>
    <meta:editing-duration>P1DT14H13M22S</meta:editing-duration>
    <meta:editing-cycles>1</meta:editing-cycles>
    <meta:document-statistic meta:table-count="1" meta:cell-count="24" meta:object-count="0"/>
    <meta:generator>LibreOffice/6.4.5.2$Linux_X86_64 LibreOffice_project/40$Build-2</meta:generator>
  </office:meta>
</office:document-meta>
</file>